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8.345cm"/>
    </style:style>
    <style:style style:name="co3" style:family="table-column">
      <style:table-column-properties fo:break-before="auto" style:column-width="22.204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29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404notf0und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1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BCustos (São Leopoldo, 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chegas.ne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914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cheronta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1-72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l-Nagm Al-Riyya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lcance (UNIVALI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lceu (PUC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9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lea : Estudos Neolatin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lea: Estudos Neolatin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197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Ámbitos (Sevil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0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meríndia (Fortalez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252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gramas Rumbos y Sentidos de la Comunicac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73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is ... Jornada de Estudos Antigos e Mediev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is ... SBPJor - Encontro Nacional de Pesquisadores em Jornal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is do Museu Histórico N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is do Museu Paulist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79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ales de Documentación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21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àlisi (Bellaterra, Barcelo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Ângulo (FATE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imus (Santa Mar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61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thropos (Barcelona) (Cessou em 1995. Cont. ISSN 1137-3636 Revista Anthrop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6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uário da Produção Acadêmica Docente (Anhanguera Educacional. Valin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8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nuário do Cear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7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plaus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3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gumentos de Razón Téc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9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gumentum (UNIM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82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quivística.ne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472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t Librarie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t&amp;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tCultura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rte e Cultura da Ame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sas da Palavra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25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ugen-Blick (Marbur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394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Aula Magna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agoas : Revista de Estudos Gay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ahia Analise &amp; D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4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aleia na Rede (UNESP. 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iblionline (João Pess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47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iblios (Lim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58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iD. Textos Universitaris de Biblioteconomia i Documentació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27-009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oletin Correo de Bibliotecas Publicas Iberoameric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razilian Journal of Information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razilian Journalism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44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ulletin of the American Society for Information Science (Cessou em 200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 de Discussão do Centro de Pesquisas Sociossemiót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CED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9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a Pós-Graduação (UE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Antropologia e Imagem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4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Biblioteconomia, Arquivística e Documentação (Cessou em 198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6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Comuni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3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História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2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Informática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do CEOM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IHU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IHU Idéias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9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Teologia Pública (UNISIN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19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dernos Unibero de Produ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esur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1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hiers du Ciné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ligrama (ECA/U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SOCIAIS APLICADAS I <text:s text:c="21"/></text:p>
          </table:table-cell>
          <table:table-cell office:value-type="string">
            <text:p>Cambiass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ASA (Araraqu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0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enário Arquivíst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enários da Comunicação (UNINOV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8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ESUBRA Scie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9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hasqui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85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himères (Lawrence, Kan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berlegenda (UFF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6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dades Comunidades e Territóri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da Inform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5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da Informação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e 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e Educação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e Saúde Cole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em Mo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Geográf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465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encias de la Información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ências Sociais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SOCIAIS APLICADAS I <text:s text:c="21"/></text:p>
          </table:table-cell>
          <table:table-cell office:value-type="string">
            <text:p>Cine Imaginarium - Imaginário e estética: da arte de fazer psicologia, comunicacão e cine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gnitio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gnitio-Estudos (PUC-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193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lumbia Journal of Transnational La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municar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966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portamento Organizacional e Gest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m (FAC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&amp; Informação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&amp;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&amp;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cao e Educaca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208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e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63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 Empresa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5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ção: Veredas (UNIM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252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ción y Sociedad (Guadalaja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4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r (Huelv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3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cologi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839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muniquiatra (Sevil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cinnita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70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ference Proceedings (IEEE Engineering in Medicine and Biology Society. Conf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9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emporâne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6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emporanea (Salvado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8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extos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racampo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ntrovérsi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6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smos (Presidente Prud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2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oyot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rítica 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35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uadernos America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ulturas Midiát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7-99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Cultures et Conflits (Rev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atagramazer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22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eSignis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5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evires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924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álogos de la Comunicació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5-66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álogos de la Comunicación (En líne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11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álogo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álogos Possíveis (FS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19-163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ogène (Ed. Français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9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ogenes (English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0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sciplinarum Scientia. Série Artes, Letras e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scursos Fotográf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67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issertationes Botanic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7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oc On-Line - Revista Digital de Cinema Document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4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ocument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45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ocumentalist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Domínios da Imagem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9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-COM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-Compós (Brasíl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co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cos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ção &amp;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86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ção (Rio Cla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ção e Reali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ção Gráfica (UNESP. Baur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r em Revist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3-84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tion et Sociétés (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32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ation for Infor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ducere (Umuar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gesta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71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l Profesional de la Informació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m Questão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mancipação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9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ncontro de Iniciação Científica ... Mostra de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ncontros Bibli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33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ntre.Me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SOCIAIS APLICADAS I <text:s text:c="21"/></text:p>
          </table:table-cell>
          <table:table-cell office:value-type="string">
            <text:p>Entrevoz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ptic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693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cribania (Manizales 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5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fera (Maca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acios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aço (Rio de Janeiro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eciaria (U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éculo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ir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orte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5-104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prit Critique (Montré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21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ios sobre las Culturas Contemporáne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ios y Perspectivas en Turism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7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Acadêmicos Unibe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Avançad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de Histó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de Jornalismo e Relações Públ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de Religiao (IM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de Sociolog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de Sociolog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em Comunicação/Communication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em Jornalismo e Míd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studos Linguísticos (São Paulo. 197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TD : Educação Temática Digi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68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tudes de Communi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5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x Aequo (Oeir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4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Excavatio (San Rafa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01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@Ro (Valparaíso. 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02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@ro (Valparaíso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ace em Revista (Cessou em 2006. Cont. ISSN 1981-9293 Uniuv em Revis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ACEF Pesqui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ACOM (FAA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atecnológica (FATEC-JAH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ênix (UFU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6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ilm-Philosoph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571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lusser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38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orma y Func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5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ormas e Linguagens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ragmentos de Cultura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66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ramework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7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Fronteira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aláxia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5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aláxia (São Paulo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eologia USP. Série Did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788-574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erente de C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estão e Desenvolvimento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estus (Vitória de Santo Ant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0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hrebh-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25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lobal Brasi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5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lobal Medi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ragoatá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raphos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58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Guionactualidad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abitus (UC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95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ermès (Paris. 198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eterotopias (Faculdade 7 de Setemb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1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ífen (Uruguaian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SOCIAIS APLICADAS I <text:s text:c="21"/></text:p>
          </table:table-cell>
          <table:table-cell office:value-type="string">
            <text:p>História Digi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istória Revist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istória Viv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6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órus (FAE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umanidade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Hypno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5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/C (Sevil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Ícone (FIT. 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84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lha do Desterro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0-678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mage &amp; Narrativ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38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mages Re-vu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maginári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mpulso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1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 Revista (UNA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 Texto (UFRG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9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clusão So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clusão Soci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14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diversidad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ção &amp; Informação (UEL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ção &amp; Sociedade (UFPB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ção &amp; Sociedade (UFPB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83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ción, Cultura y Socieda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16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forma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iciação Científica -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sight Inteligênc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6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strument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ligência Empresari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240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accionInteraccion (Bogot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ações (Universidade São Marc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agir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5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COM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4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com (São Paul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com (São Paulo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face (Botucat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2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in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SOCIAIS APLICADAS I <text:s text:c="21"/></text:p>
          </table:table-cell>
          <table:table-cell office:value-type="string">
            <text:p>International Journal of Dialog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055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national Journal of Education and Development using Information and Communication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5-35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national Journal of Intangible Heritage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national Journal of Learn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Science Pla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seções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1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sections (Ath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0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tertextos (Manau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358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vestigación Bibliotecoló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P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6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rohín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23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stmo (Wooster, Oh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tinerarios (UNESP. 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Itinerarium (Rio de Janeiro. 2008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8-322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avnost (Ljublja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8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BCC. Jornal Brasileiro de Ciências da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72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ornal Inter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ournal of Strategic Information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50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ournal of the Medical Library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8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Journalism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a Salle (Cano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abrys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abrys (Editión Français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85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atinoamérica. Revista de Estúdios Latino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 Monde Diploma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cture Notes in Comput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0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égua &amp; Me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itura (U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itura. Teoria &amp; Pr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4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ituras de Economia Polític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39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onardo Electronic Almana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0-008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s Cahiers du Journalisme (Lil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42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s Enjeux de l'information et de la Communi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etras de Hoj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íbero (FACASPE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25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ibrary Tren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iinc em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íngua Escrit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inguagem &amp; Ensino (UCPe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3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inguagem em (Dis)curs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ogos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ogo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0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cera (Rosario, 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gar Comum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me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mina (Juiz de Fora) (Cessou em 2006. Cont. ISSN 1981-4070 Lumina (Juiz de Fora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mina (UFJF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so-Brazilia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948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sora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4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Lutas Sociai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49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anuscrític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argem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26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ateria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atrag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atrize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6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edia &amp; Jornal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edia, Culture &amp;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ediaçã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9-04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ediacione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etáforas Recor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inas Gerais. Suplemento Liter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795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INPAKU Anthropology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orpheus (UNIRI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ulher e Trabalh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undo &amp; Vida (UF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usas (IPHA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9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useologia e Patrimôn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0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useos.es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Música Hod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833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ada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48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ew Library Worl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ómadas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ossa Amér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ossa Histór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ovedades Educ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ovos Estudos CEBRA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9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ovos Olhares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uevaméric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uevo Mundo-Mundos Nuev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8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Numero (Bogo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 Olho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0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 Tripeiro (Por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95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bservatorio (OBS*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07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CLC Systems &amp; Servi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72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ficin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lhar (UFSC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5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pción (Maracaib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pinião Pública (UNI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rganicom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Os Urbani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56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áginas a &amp; b. Arquivos &amp; Bibliote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82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labra Clav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1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lpitar: Literatur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03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ssages de Paris (APEB-F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átio (Porto Alegre. 199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5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trimonio Cultural (Santiago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auta Ge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nsar BH. Polític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rcurs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55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rspectiv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squisa FAPE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2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lano B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iesi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lêm!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lítica &amp;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lítica Democr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líticas Clturais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nto-e-Vírgul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ntodeAcesso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0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orto &amp; Vírgu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âksis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incipi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incípi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5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isma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ojeto História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ojetosExperimentais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2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osa Unider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0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rotestantism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96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sicoanálisis y el Hosp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sicologia Clínica (PUC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6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sicologia em Revist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A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aízes (São Caetano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astros (Joinvil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azón y Pala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bej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corde: Revista de História do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7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des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07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des.com (Sevil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flexões em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GE. Revista de Gestão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3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laçõe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3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mate de M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MHU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pertório Teatro &amp; Danç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sonancias (Santiag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un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ACB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8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Anagram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6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Anthrop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1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Arqueometria, Restauração e Conser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Biblioteconomia e Documentaçã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Ciências do Espor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Educação Espe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Histó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Linguística Aplicad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e Literatura Compara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Brasileira do Carib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6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ecili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iências Humanas (Taubat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ientífica da FAM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3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ientífica do IMAP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0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ientífica/FAP (Curitib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m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2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municação Midiá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nexã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ntemporânea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05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Converg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AB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ANPOL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APG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ESP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7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FA7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FACED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Administração da FEAD-M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15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Biblioteconomia de Brasíl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36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Biblioteconomia e Comunicaca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Cateque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93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Ciências e Técnicas do Patrimón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Ciências Geren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Ciências Sociai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0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Comunicação e Linguage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28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Educação AN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Estudos da Comuni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História Reg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Iniciação Científica da F.F.C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Negócios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7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Sociologia e Polí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85-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evi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igital de Biblioteconomia e Ciência da Inform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CCE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3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COGEIM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5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Observatório do Milênio de Belo Horizo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Professor (Rio Par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do Serviç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2-04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cos de la Comunic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81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ducação e Tecnologia (Aracruz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8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letrônica Informação e Cogn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0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parrei (San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90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sp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FAMEC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72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FAMECO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Gestã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Global Tourism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História &amp; Luta de Clas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2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Ibero-Americana de Ciência da Inform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Iber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9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Interamericana de Bibliote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0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Intermíd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Internacional de Folk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Katálys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58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Latina de Comunicación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2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Latinoamericana de Ciencias de la Comuni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9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LEVS (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4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Logo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Mediaçõe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3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Na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Perfil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7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PJ:B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79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Teológica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0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Udesc Virtu@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3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Universo Contáb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2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evista Z Cultural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168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ivista Sagar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u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UA. Revista Universitária do Audio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7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Rumores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28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alto para o Fut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alto para o Fut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31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ão Bern@rdo.com.b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91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apiência (FAPEPI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cientific American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37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cire (Zarago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cripta (PUC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mear (PUC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minário Nacional O Professor e a Leitura do Jo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9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miosfer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miotic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1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natus (Senado Fede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rviço Social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9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essões do Imaginári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82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igno y Pensami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4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ignos (UNIVAT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inops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ociais e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77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ociedad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369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ociété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662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oundings (Lawrence &amp; Wishar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6-331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pace and 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419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phera Públ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328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tudies in Documentary Fil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913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tudies in Latin American Popular 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tudium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4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Surveillance &amp; Socie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04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DR (Cambrid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C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3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cer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6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chnoetic A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cnologia Educ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7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ias (Rio de Janei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47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levision &amp; New 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84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los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mpo &amp; Mem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mpo Brasil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1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ndências da Pesquisa Brasileira em Ciência da Inform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7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orem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7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rceira Mar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res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6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rritórios e Fronteiras da Cen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 Digital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52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 Liv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2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s de Cultura e Comunicacao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8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s de Historia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extual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231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he International Information &amp; Library Review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5-499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he International Journal of Information Science for Decision Mak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3-186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he International Journal of the Arts in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9-79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héorèm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abalho &amp; Educação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abalho, Educação e Saú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177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ansactions of the Charles S. Peirce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ansinform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ieb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670X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ipleC (Vie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330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rípodos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15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Txt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UNIMONTES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5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Universa (UC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5216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Utopía y Praxis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aria História (UFM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94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ereda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eredas (UFJF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1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erso e Reverso (UNISINOS. Impresso) (Cessou em 2003. Cont. ISSN 1806-6925 Verso e Reverso (UNISINO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erso e Reverso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erve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ia Te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171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idere Fu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83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isio (Québec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64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Vozes e Diálogo (UNIVAL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40</text:p>
          </table:table-cell>
          <table:table-cell office:value-type="string">
            <text:p>CIÊNCIAS SOCIAIS APLICADAS I <text:s text:c="21"/></text:p>
          </table:table-cell>
          <table:table-cell office:value-type="string">
            <text:p>Web-Revista Discursividade: Estudos Lingüís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0:36</dc:date>
    <dc:creator>Marco Silva</dc:creator>
    <meta:document-statistic meta:table-count="1" meta:cell-count="3065" meta:object-count="0"/>
    <meta:generator>OpenOffice.org/3.2$Unix OpenOffice.org_project/320m12$Build-9483</meta:generator>
  </office:meta>
</office:document-meta>
</file>